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EGA CHIPAYO, GRICE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6742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EGA CHIPAYO, GRICE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674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OPEZ VILLANUEVA, WILFREDO LU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7738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8:26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